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9C469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e6e6e6" draw:fill-gradient-name="Linear_20_blue_2f_white" draw:fill-image-name="Fiery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5cm"/>
    </style:style>
    <style:style style:name="gr4" style:family="graphic" style:parent-style-name="standard">
      <style:graphic-properties draw:stroke="solid" draw:stroke-dash="Ultrafine_20_Dashed" svg:stroke-width="0cm" svg:stroke-color="#000000" draw:marker-start-width="0.2cm" draw:marker-end-width="0.2cm" draw:fill="none" draw:fill-color="#ffffff" fo:min-height="1cm" fo:padding-top="0.075cm" fo:padding-bottom="0.075cm" fo:padding-left="0.2cm" fo:padding-right="0.2cm"/>
    </style:style>
    <style:style style:name="gr5" style:family="graphic" style:parent-style-name="standard">
      <style:graphic-properties svg:stroke-width="0.1cm" svg:stroke-color="#dc23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fill="solid" draw:fill-color="#dc23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8" style:family="graphic" style:parent-style-name="standard">
      <style:graphic-properties draw:stroke="none" svg:stroke-width="0cm" svg:stroke-color="#dc2300" draw:marker-start-width="0.2cm" draw:marker-end-width="0.2cm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5" style:family="graphic" style:parent-style-name="standard">
      <style:graphic-properties draw:stroke="solid" svg:stroke-width="0.1cm" svg:stroke-color="#dc23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1.383cm"/>
    </style:style>
    <style:style style:name="gr20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2cm" svg:stroke-color="#0000ff" draw:marker-start-width="0.6cm" draw:marker-end-width="0.6cm" draw:fill-color="#9999ff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0000ff" draw:marker-start-width="0.6cm" draw:marker-end-width="0.6cm" draw:fill-color="#ccccff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standard">
      <style:graphic-properties svg:stroke-width="0.2cm" svg:stroke-color="#0000ff" draw:marker-start-width="0.6cm" draw:marker-end-width="0.6cm" draw:fill="solid" draw:fill-color="#ccffff" draw:textarea-horizontal-align="justify" draw:textarea-vertical-align="middle" draw:auto-grow-height="false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0000ff" draw:marker-start-width="0.6cm" draw:marker-end-width="0.6cm" draw:fill="solid" draw:fill-color="#9999cc" draw:textarea-horizontal-align="justify" draw:textarea-vertical-align="middle" draw:auto-grow-height="false" fo:padding-top="0.225cm" fo:padding-bottom="0.225cm" fo:padding-left="0.35cm" fo:padding-right="0.35cm"/>
    </style:style>
    <style:style style:name="gr26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7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28" style:family="graphic" style:parent-style-name="standard">
      <style:graphic-properties draw:fill-color="#9999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6pt" fo:font-weight="bold"/>
    </style:style>
    <style:style style:name="P6" style:family="paragraph">
      <style:paragraph-properties fo:margin-left="0cm" fo:margin-right="0cm" fo:text-indent="0cm"/>
      <style:text-properties fo:color="#dc2300" fo:font-size="18pt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22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style:text-position="sub 70%" fo:font-size="18pt" fo:font-weight="bold" style:font-size-asian="18pt" style:font-size-complex="18pt"/>
    </style:style>
    <style:style style:name="T3" style:family="text">
      <style:text-properties fo:font-size="26pt" fo:font-weight="bold"/>
    </style:style>
    <style:style style:name="T4" style:family="text">
      <style:text-properties fo:color="#dc2300" fo:font-size="18pt" fo:font-weight="bold" style:font-size-asian="18pt" style:font-size-complex="18pt"/>
    </style:style>
    <style:style style:name="T5" style:family="text">
      <style:text-properties fo:color="#dc2300" style:text-position="sub 70%" fo:font-size="18pt" fo:font-weight="bold" style:font-size-asian="18pt" style:font-size-complex="18pt"/>
    </style:style>
    <style:style style:name="T6" style:family="text">
      <style:text-properties fo:font-family="Arial" style:font-style-name="Normal" style:font-family-generic="swiss" style:font-pitch="variable" fo:font-size="13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cm" svg:height="19cm" svg:x="1cm" svg:y="1cm">
          <text:p text:style-name="P2"/>
        </draw:rect>
        <draw:line draw:style-name="gr2" draw:text-style-name="P1" draw:layer="layout" svg:x1="15cm" svg:y1="10.5cm" svg:x2="12cm" svg:y2="4cm">
          <text:p text:style-name="P2"/>
        </draw:line>
        <draw:line draw:style-name="gr2" draw:text-style-name="P1" draw:layer="layout" svg:x1="15cm" svg:y1="10.5cm" svg:x2="22.5cm" svg:y2="8cm">
          <text:p text:style-name="P2"/>
        </draw:line>
        <draw:line draw:style-name="gr2" draw:text-style-name="P1" draw:layer="layout" svg:x1="15cm" svg:y1="10.5cm" svg:x2="15.643cm" svg:y2="8.864cm">
          <text:p text:style-name="P2"/>
        </draw:line>
        <draw:frame draw:style-name="gr3" draw:text-style-name="P3" draw:layer="layout" svg:width="1.5cm" svg:height="1.132cm" svg:x="12cm" svg:y="5.871cm">
          <draw:text-box>
            <text:p text:style-name="P2"><text:span text:style-name="T1">R</text:span><text:span text:style-name="T2">0</text:span></text:p>
          </draw:text-box>
        </draw:frame>
        <draw:frame draw:style-name="gr4" draw:text-style-name="P5" draw:layer="layout" svg:width="4cm" svg:height="1.218cm" svg:x="1cm" svg:y="1cm">
          <draw:text-box>
            <text:p text:style-name="P4"><text:span text:style-name="T3">Ecran</text:span></text:p>
          </draw:text-box>
        </draw:frame>
        <draw:line draw:style-name="gr5" draw:text-style-name="P1" draw:layer="layout" svg:x1="15cm" svg:y1="10.5cm" svg:x2="22.5cm" svg:y2="10.5cm">
          <text:p text:style-name="P2"/>
        </draw:line>
        <draw:line draw:style-name="gr5" draw:text-style-name="P1" draw:layer="layout" svg:x1="15cm" svg:y1="10.5cm" svg:x2="15cm" svg:y2="4.5cm">
          <text:p text:style-name="P2"/>
        </draw:line>
        <draw:custom-shape draw:style-name="gr6" draw:text-style-name="P1" draw:layer="layout" svg:width="1cm" svg:height="1cm" svg:x="14.5cm" svg:y="10cm">
          <text:p text:style-name="P2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path draw:style-name="gr7" draw:text-style-name="P1" draw:layer="layout" svg:width="0.694cm" svg:height="0.545cm" svg:x="21.167cm" svg:y="9.955cm" svg:viewBox="0 0 695 546" svg:d="m0 0c1561 182 0 545 0 545">
          <text:p text:style-name="P2"/>
        </draw:path>
        <draw:frame draw:style-name="gr8" draw:text-style-name="P6" draw:layer="layout" svg:width="1.5cm" svg:height="1.132cm" svg:x="15.5cm" svg:y="10.871cm">
          <draw:text-box>
            <text:p text:style-name="P2"><text:span text:style-name="T4">R</text:span><text:span text:style-name="T5">3</text:span></text:p>
          </draw:text-box>
        </draw:frame>
        <draw:frame draw:style-name="gr9" draw:text-style-name="P2" draw:layer="layout" svg:width="0.5cm" svg:height="1.25cm" svg:x="21cm" svg:y="9cm">
          <draw:text-box>
            <text:p text:style-name="P2"/>
          </draw:text-box>
        </draw:frame>
        <draw:frame draw:style-name="gr10" draw:text-style-name="P2" draw:layer="layout" svg:width="0.5cm" svg:height="1.237cm" svg:x="32cm" svg:y="6.5cm">
          <draw:text-box>
            <text:p text:style-name="P2"/>
          </draw:text-box>
        </draw:frame>
        <draw:line draw:style-name="gr11" draw:text-style-name="P1" draw:layer="layout" svg:x1="15cm" svg:y1="10.5cm" svg:x2="22.523cm" svg:y2="9.823cm">
          <text:p text:style-name="P2"/>
        </draw:line>
        <draw:line draw:style-name="gr12" draw:text-style-name="P1" draw:layer="layout" svg:x1="21cm" svg:y1="8.5cm" svg:x2="21cm" svg:y2="10cm">
          <text:p text:style-name="P2"/>
        </draw:line>
        <draw:line draw:style-name="gr12" draw:text-style-name="P1" draw:layer="layout" svg:x1="21.001cm" svg:y1="9.492cm" svg:x2="21.464cm" svg:y2="9.459cm">
          <text:p text:style-name="P2"/>
        </draw:line>
        <draw:line draw:style-name="gr12" draw:text-style-name="P1" draw:layer="layout" svg:x1="21.431cm" svg:y1="9.459cm" svg:x2="21.431cm" svg:y2="9.922cm">
          <text:p text:style-name="P2"/>
        </draw:line>
        <draw:frame draw:style-name="gr13" draw:text-style-name="P7" draw:layer="layout" svg:width="0.781cm" svg:height="0.78cm" svg:x="21.961cm" svg:y="9.855cm">
          <draw:text-box>
            <text:p text:style-name="P4"><text:span text:style-name="T6">θ</text:span></text:p>
          </draw:text-box>
        </draw:frame>
      </draw:page>
      <draw:page draw:name="page2" draw:style-name="dp1" draw:master-page-name="Default">
        <draw:rect draw:style-name="gr1" draw:text-style-name="P1" draw:layer="layout" svg:width="15cm" svg:height="10.5cm" svg:x="1cm" svg:y="9.5cm">
          <text:p text:style-name="P2"/>
        </draw:rect>
        <draw:line draw:style-name="gr2" draw:text-style-name="P1" draw:layer="layout" svg:x1="20.5cm" svg:y1="6.5cm" svg:x2="18.5cm" svg:y2="2cm">
          <text:p text:style-name="P2"/>
        </draw:line>
        <draw:line draw:style-name="gr2" draw:text-style-name="P1" draw:layer="layout" svg:x1="20.5cm" svg:y1="6.5cm" svg:x2="20cm" svg:y2="9cm">
          <text:p text:style-name="P2"/>
        </draw:line>
        <draw:line draw:style-name="gr2" draw:text-style-name="P1" draw:layer="layout" svg:x1="20.5cm" svg:y1="6.5cm" svg:x2="25.5cm" svg:y2="4.5cm">
          <text:p text:style-name="P2"/>
        </draw:line>
        <draw:frame draw:style-name="gr3" draw:text-style-name="P3" draw:layer="layout" svg:width="1.5cm" svg:height="1.132cm" svg:x="12cm" svg:y="5.871cm">
          <draw:text-box>
            <text:p text:style-name="P2"><text:span text:style-name="T1">R</text:span><text:span text:style-name="T2">0</text:span></text:p>
          </draw:text-box>
        </draw:frame>
        <draw:frame draw:style-name="gr4" draw:text-style-name="P5" draw:layer="layout" svg:width="4cm" svg:height="1.218cm" svg:x="1cm" svg:y="1cm">
          <draw:text-box>
            <text:p text:style-name="P4"><text:span text:style-name="T3">Ecran</text:span></text:p>
          </draw:text-box>
        </draw:frame>
        <draw:line draw:style-name="gr14" draw:text-style-name="P1" draw:layer="layout" svg:x1="8cm" svg:y1="15cm" svg:x2="26.5cm" svg:y2="2.5cm">
          <text:p text:style-name="P2"/>
        </draw:line>
        <draw:line draw:style-name="gr5" draw:text-style-name="P1" draw:layer="layout" svg:x1="11cm" svg:y1="13cm" svg:x2="19cm" svg:y2="13cm">
          <text:p text:style-name="P2"/>
        </draw:line>
        <draw:line draw:style-name="gr15" draw:text-style-name="P1" draw:layer="layout" svg:x1="11cm" svg:y1="13cm" svg:x2="11cm" svg:y2="5.5cm">
          <text:p text:style-name="P2"/>
        </draw:line>
        <draw:line draw:style-name="gr5" draw:text-style-name="P1" draw:layer="layout" svg:x1="11cm" svg:y1="13cm" svg:x2="15.5cm" svg:y2="10cm">
          <text:p text:style-name="P2"/>
        </draw:line>
        <draw:line draw:style-name="gr16" draw:text-style-name="P1" draw:layer="layout" svg:x1="8cm" svg:y1="15cm" svg:x2="1cm" svg:y2="20cm">
          <text:p text:style-name="P2"/>
        </draw:line>
        <draw:custom-shape draw:style-name="gr17" draw:text-style-name="P1" draw:layer="layout" svg:width="1cm" svg:height="1cm" svg:x="7.5cm" svg:y="14.5cm">
          <text:p text:style-name="P2"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office:forms form:automatic-focus="false" form:apply-design-mode="false"/>
        <draw:custom-shape draw:style-name="gr18" draw:text-style-name="P1" draw:layer="layout" svg:width="21.398cm" svg:height="13.691cm" svg:x="4.531cm" svg:y="2.845cm">
          <text:p text:style-name="P2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132cm" svg:height="0.033cm" svg:x="22.622cm" svg:y="10.484cm">
          <text:p text:style-name="P2"/>
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</draw:custom-shape>
        <draw:frame draw:style-name="gr19" draw:text-style-name="P8" draw:layer="layout" svg:width="7.096cm" svg:height="1.633cm" svg:x="12.269cm" svg:y="10.148cm">
          <draw:text-box>
            <text:p text:style-name="P8">G (barycentre)</text:p>
          </draw:text-box>
        </draw:frame>
        <draw:custom-shape draw:style-name="gr20" draw:text-style-name="P1" draw:layer="layout" svg:width="0.727cm" svg:height="0.727cm" svg:x="14.853cm" svg:y="9.227cm">
          <text:p text:style-name="P2"/>
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</draw:custom-shape>
      </draw:page>
      <draw:page draw:name="page4" draw:style-name="dp1" draw:master-page-name="Default">
        <office:forms form:automatic-focus="false" form:apply-design-mode="false"/>
        <draw:custom-shape draw:style-name="gr18" draw:text-style-name="P1" draw:layer="layout" svg:width="21.398cm" svg:height="13.691cm" svg:x="4.616cm" svg:y="2.873cm">
          <text:p text:style-name="P2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132cm" svg:height="0.033cm" svg:x="22.623cm" svg:y="10.484cm">
          <text:p text:style-name="P2"/>
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</draw:custom-shape>
        <draw:line draw:style-name="gr21" draw:text-style-name="P1" draw:layer="layout" svg:x1="9.964cm" svg:y1="2.871cm" svg:x2="20.66cm" svg:y2="16.55cm">
          <text:p text:style-name="P2"/>
        </draw:line>
        <draw:line draw:style-name="gr21" draw:text-style-name="P1" draw:layer="layout" svg:x1="4.616cm" svg:y1="16.522cm" svg:x2="26.036cm" svg:y2="2.871cm">
          <text:p text:style-name="P2"/>
        </draw:line>
      </draw:page>
      <draw:page draw:name="page5" draw:style-name="dp1" draw:master-page-name="Default">
        <office:forms form:automatic-focus="false" form:apply-design-mode="false"/>
        <draw:custom-shape draw:style-name="gr22" draw:text-style-name="P1" draw:layer="layout" svg:width="21.398cm" svg:height="13.691cm" svg:x="4.531cm" svg:y="2.845cm">
          <text:p text:style-name="P2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13.512cm" svg:height="13.648cm" svg:x="4.361cm" svg:y="2.874cm">
          <text:p text:style-name="P2"/>
          <draw:enhanced-geometry svg:viewBox="0 0 21600 21600" draw:glue-points="?f6 0 10800 ?f8 ?f11 10800 ?f9 21600 10800 ?f10 ?f5 10800" draw:text-areas="?f3 ?f3 ?f4 ?f4" draw:type="parallelogram" draw:modifiers="8820.306371642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16.071cm" svg:height="6.747cm" draw:transform="rotate (-3.14071998896439) translate (25.962cm 9.591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4416.63752185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16.139cm" svg:height="6.978cm" svg:x="4.432cm" svg:y="9.558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4430.7806691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Default">
        <draw:custom-shape draw:style-name="gr17" draw:text-style-name="P1" draw:layer="layout" svg:width="14.155cm" svg:height="14.155cm" svg:x="7.342cm" svg:y="2.249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text-style-name="P1" draw:layer="layout" svg:x1="12.998cm" svg:y1="5.754cm" svg:x2="19.943cm" svg:y2="3.803cm">
          <text:p text:style-name="P2"/>
        </draw:line>
        <draw:line draw:style-name="gr12" draw:text-style-name="P1" draw:layer="layout" svg:x1="12.932cm" svg:y1="5.788cm" svg:x2="17.959cm" svg:y2="11.179cm">
          <text:p text:style-name="P2"/>
        </draw:line>
        <draw:line draw:style-name="gr12" draw:text-style-name="P1" draw:layer="layout" svg:x1="19.976cm" svg:y1="3.77cm" svg:x2="17.992cm" svg:y2="11.212cm">
          <text:p text:style-name="P2"/>
        </draw:line>
        <draw:frame draw:style-name="gr13" draw:layer="layout" svg:width="0.93cm" svg:height="0.988cm" svg:x="12.171cm" svg:y="5.159cm">
          <draw:text-box>
            <text:p text:style-name="P2">A</text:p>
          </draw:text-box>
        </draw:frame>
        <draw:frame draw:style-name="gr13" draw:layer="layout" svg:width="0.93cm" svg:height="0.988cm" svg:x="17.595cm" svg:y="11.741cm">
          <draw:text-box>
            <text:p text:style-name="P2">B</text:p>
          </draw:text-box>
        </draw:frame>
        <draw:frame draw:style-name="gr13" draw:layer="layout" svg:width="0.938cm" svg:height="0.988cm" svg:x="19.91cm" svg:y="3.539cm">
          <draw:text-box>
            <text:p text:style-name="P2">C</text:p>
          </draw:text-box>
        </draw:frame>
        <draw:custom-shape draw:style-name="gr17" draw:text-style-name="P1" draw:layer="layout" svg:width="7.524cm" svg:height="6.588cm" draw:transform="rotate (-0.820130215513167) translate (17.677cm 1.216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9908.681672025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office:forms form:automatic-focus="false" form:apply-design-mode="false"/>
        <draw:custom-shape draw:style-name="gr18" draw:text-style-name="P1" draw:layer="layout" svg:width="14.155cm" svg:height="14.155cm" svg:x="7.428cm" svg:y="3.939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1.09cm" svg:height="1.153cm" svg:x="17.21cm" svg:y="6.398cm">
          <draw:text-box>
            <text:p text:style-name="P8">A</text:p>
          </draw:text-box>
        </draw:frame>
        <draw:custom-shape draw:style-name="gr26" draw:text-style-name="P1" draw:layer="layout" svg:width="0.276cm" svg:height="0.27cm" svg:x="17.879cm" svg:y="7.3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  <draw:page draw:name="page8" draw:style-name="dp1" draw:master-page-name="Default">
        <office:forms form:automatic-focus="false" form:apply-design-mode="false"/>
        <draw:custom-shape draw:style-name="gr18" draw:text-style-name="P1" draw:layer="layout" svg:width="14.155cm" svg:height="14.155cm" svg:x="7.428cm" svg:y="3.939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1.09cm" svg:height="1.153cm" svg:x="17.21cm" svg:y="6.398cm">
          <draw:text-box>
            <text:p text:style-name="P8">A</text:p>
          </draw:text-box>
        </draw:frame>
        <draw:custom-shape draw:style-name="gr26" draw:text-style-name="P1" draw:layer="layout" svg:width="0.276cm" svg:height="0.27cm" svg:x="17.879cm" svg:y="7.3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1" draw:layer="layout" svg:width="0.276cm" svg:height="0.27cm" svg:x="12.919cm" svg:y="7.3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1" draw:layer="layout" svg:width="0.276cm" svg:height="0.27cm" svg:x="19.919cm" svg:y="5.3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1" draw:layer="layout" svg:width="0.276cm" svg:height="0.27cm" svg:x="17.819cm" svg:y="12.7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3" draw:text-style-name="P8" draw:layer="layout" svg:width="1.082cm" svg:height="1.153cm" svg:x="12.259cm" svg:y="6.374cm">
          <draw:text-box>
            <text:p text:style-name="P8">B</text:p>
          </draw:text-box>
        </draw:frame>
        <draw:frame draw:style-name="gr13" draw:text-style-name="P8" draw:layer="layout" svg:width="1.061cm" svg:height="1.153cm" svg:x="17.073cm" svg:y="13.018cm">
          <draw:text-box>
            <text:p text:style-name="P8">C</text:p>
          </draw:text-box>
        </draw:frame>
        <draw:frame draw:style-name="gr13" draw:text-style-name="P8" draw:layer="layout" svg:width="1.133cm" svg:height="1.153cm" svg:x="19.466cm" svg:y="4.237cm">
          <draw:text-box>
            <text:p text:style-name="P8">D</text:p>
          </draw:text-box>
        </draw:frame>
      </draw:page>
      <draw:page draw:name="page9" draw:style-name="dp1" draw:master-page-name="Default">
        <draw:custom-shape draw:style-name="gr18" draw:text-style-name="P1" draw:layer="layout" svg:width="14.155cm" svg:height="14.155cm" svg:x="7.429cm" svg:y="3.94cm"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" draw:layer="layout" svg:width="7.524cm" svg:height="6.588cm" draw:transform="rotate (-0.820130215513167) translate (17.678cm 3.006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9908.681672025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0.276cm" svg:height="0.27cm" svg:x="12.92cm" svg:y="7.37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1" draw:layer="layout" svg:width="0.276cm" svg:height="0.27cm" svg:x="19.92cm" svg:y="5.37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1" draw:layer="layout" svg:width="0.276cm" svg:height="0.27cm" svg:x="17.82cm" svg:y="12.77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3" draw:text-style-name="P8" draw:layer="layout" svg:width="1.082cm" svg:height="1.153cm" svg:x="12.26cm" svg:y="6.375cm">
          <draw:text-box>
            <text:p text:style-name="P8">B</text:p>
          </draw:text-box>
        </draw:frame>
        <draw:frame draw:style-name="gr13" draw:text-style-name="P8" draw:layer="layout" svg:width="1.061cm" svg:height="1.153cm" svg:x="17.074cm" svg:y="13.019cm">
          <draw:text-box>
            <text:p text:style-name="P8">C</text:p>
          </draw:text-box>
        </draw:frame>
        <draw:frame draw:style-name="gr13" draw:text-style-name="P8" draw:layer="layout" svg:width="1.133cm" svg:height="1.153cm" svg:x="19.467cm" svg:y="4.238cm">
          <draw:text-box>
            <text:p text:style-name="P8"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Fiery" xlink:href="Pictures/100000000000005E0000005EB9C46970.pn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6-08T14:17:35</meta:creation-date>
    <dc:date>2008-06-08T21:43:23</dc:date>
    <dc:language>fr-FR</dc:language>
    <meta:editing-cycles>4</meta:editing-cycles>
    <meta:editing-duration>PT5H34M12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